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stroke="solid" draw:stroke-dash="Line_20_with_20_Fine_20_Dots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45cm" draw:marker-end-width="0.45cm" draw:fill="solid" draw:fill-color="#ffffff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stroke="solid" svg:stroke-width="0.1cm" draw:marker-start-width="0.45cm" draw:marker-end="Arrow" draw:marker-end-width="0.5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6cm" draw:textarea-horizontal-align="center" draw:textarea-vertical-align="middle"/>
    </style:style>
    <style:style style:name="gr6" style:family="graphic" style:parent-style-name="standard">
      <style:graphic-properties draw:stroke="solid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-dash="Fine_20_Dashed" draw:marker-start="Line_20_Arrow" draw:marker-start-width="0.6cm" draw:marker-end="Line_20_Arrow" draw:marker-end-width="0.6cm" draw:textarea-horizontal-align="center" draw:textarea-vertical-align="middle"/>
    </style:style>
    <style:style style:name="gr9" style:family="graphic" style:parent-style-name="standard">
      <style:graphic-properties draw:stroke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Chancery L'" style:font-pitch="variable" fo:font-size="24pt" fo:text-shadow="1pt 1pt" style:font-size-asian="24pt" style:font-size-complex="24pt"/>
    </style:style>
    <style:style style:name="P3" style:family="paragraph">
      <style:text-properties fo:font-family="Cortoba" style:font-pitch="variable" fo:font-size="22pt" fo:text-shadow="1pt 1pt" style:font-size-asian="22pt" style:font-size-complex="22pt"/>
    </style:style>
    <style:style style:name="P4" style:family="paragraph">
      <style:paragraph-properties fo:text-align="center"/>
      <style:text-properties fo:text-shadow="none"/>
    </style:style>
    <style:style style:name="P5" style:family="paragraph">
      <style:paragraph-properties fo:text-align="center"/>
      <style:text-properties fo:font-size="22pt" fo:text-shadow="1pt 1pt" style:font-size-asian="22pt" style:font-size-complex="22pt"/>
    </style:style>
    <style:style style:name="P6" style:family="paragraph">
      <style:text-properties fo:font-size="22pt" fo:text-shadow="1pt 1pt" style:font-size-asian="22pt" style:font-size-complex="22pt"/>
    </style:style>
    <style:style style:name="T1" style:family="text">
      <style:text-properties fo:font-family="'URW Chancery L'" style:font-pitch="variable" fo:font-size="24pt" fo:text-shadow="1pt 1pt" style:font-size-asian="24pt" style:font-size-complex="24pt"/>
    </style:style>
    <style:style style:name="T2" style:family="text">
      <style:text-properties fo:font-family="Cortoba" style:font-pitch="variable" fo:font-size="22pt" fo:text-shadow="1pt 1pt" style:font-size-asian="22pt" style:font-size-complex="22pt"/>
    </style:style>
    <style:style style:name="T3" style:family="text">
      <style:text-properties fo:font-size="22pt" fo:text-shadow="1pt 1pt" style:font-size-asian="22pt" style:font-size-complex="22pt"/>
    </style:style>
    <style:style style:name="T4" style:family="text">
      <style:text-properties fo:font-family="Cortoba" style:font-pitch="variable" fo:font-size="22pt" fo:text-shadow="1pt 1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cm" svg:height="2.427cm" svg:x="7cm" svg:y="1.5cm">
          <draw:text-box>
            <text:p text:style-name="P1"><text:span text:style-name="T1">The City of Eternal </text:span><text:span text:style-name="T1">Truth</text:span></text:p>
          </draw:text-box>
        </draw:frame>
        <draw:frame draw:style-name="gr1" draw:text-style-name="P3" draw:layer="layout" svg:width="5cm" svg:height="1.75cm" svg:x="14cm" svg:y="6.5cm">
          <draw:text-box>
            <text:p><text:span text:style-name="T2">Later Grice</text:span></text:p>
          </draw:text-box>
        </draw:frame>
        <draw:custom-shape draw:style-name="gr2" draw:text-style-name="P4" draw:layer="layout" svg:width="8.5cm" svg:height="3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5.5cm" svg:height="2.5cm" svg:x="1.5cm" svg:y="14cm">
          <text:p text:style-name="P1"><text:span text:style-name="T3">Carnap / 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14cm" svg:x2="6.5cm" svg:y2="9.5cm">
          <text:p/>
        </draw:line>
        <draw:custom-shape draw:style-name="gr3" draw:text-style-name="P5" draw:layer="layout" svg:width="4.5cm" svg:height="2.5cm" svg:x="13.5cm" svg:y="11.5cm">
          <text:p text:style-name="P1"><text:span text:style-name="T3">Aust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5cm" svg:y1="11.5cm" svg:x2="13.5cm" svg:y2="7cm">
          <text:p/>
        </draw:line>
        <draw:line draw:style-name="gr5" draw:text-style-name="P1" draw:layer="layout" svg:x1="6.5cm" svg:y1="9.5cm" svg:x2="9.5cm" svg:y2="4cm">
          <text:p/>
        </draw:line>
        <draw:line draw:style-name="gr5" draw:text-style-name="P1" draw:layer="layout" svg:x1="13.5cm" svg:y1="7cm" svg:x2="12cm" svg:y2="4cm">
          <text:p/>
        </draw:line>
        <draw:frame draw:style-name="gr1" draw:text-style-name="P3" draw:layer="layout" svg:width="5.5cm" svg:height="1.75cm" svg:x="1cm" svg:y="9cm">
          <draw:text-box>
            <text:p><text:span text:style-name="T2">Later Carnap</text:span></text:p>
          </draw:text-box>
        </draw:frame>
        <draw:line draw:style-name="gr6" draw:text-style-name="P1" draw:layer="layout" svg:x1="7.5cm" svg:y1="20cm" svg:x2="4.5cm" svg:y2="16.5cm">
          <text:p/>
        </draw:line>
        <draw:line draw:style-name="gr6" draw:text-style-name="P1" draw:layer="layout" svg:x1="12cm" svg:y1="20.5cm" svg:x2="15.5cm" svg:y2="14cm">
          <text:p/>
        </draw:line>
        <draw:line draw:style-name="gr7" draw:text-style-name="P1" draw:layer="layout" svg:x1="10.5cm" svg:y1="21cm" svg:x2="10cm" svg:y2="21cm">
          <text:p/>
        </draw:line>
        <draw:line draw:style-name="gr8" draw:text-style-name="P1" draw:layer="layout" svg:x1="7cm" svg:y1="15cm" svg:x2="13.5cm" svg:y2="13cm">
          <text:p/>
        </draw:line>
        <draw:custom-shape draw:style-name="gr9" draw:text-style-name="P1" draw:layer="layout" svg:width="3.5cm" svg:height="1.5cm" svg:x="8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4.215cm" svg:height="1.119cm" svg:x="8cm" svg:y="13.381cm">
          <draw:text-box>
            <text:p><text:span text:style-name="T3">Prototypes</text:span></text:p>
          </draw:text-box>
        </draw:frame>
        <draw:custom-shape draw:style-name="gr3" draw:text-style-name="P5" draw:layer="layout" svg:width="3.5cm" svg:height="1.5cm" svg:x="6.5cm" svg:y="20cm">
          <text:p><text:span text:style-name="T4">Russ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cm" svg:height="1.5cm" svg:x="10.5cm" svg:y="20.5cm">
          <text:p><text:span text:style-name="T4">Mo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1cm" svg:stroke-color="#000000" draw:marker-start-width="0.45cm" draw:marker-start-center="false" draw:marker-end-width="0.4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ger Jones</meta:initial-creator>
    <meta:creation-date>2010-05-02T17:02:30</meta:creation-date>
    <dc:date>2010-05-07T17:18:47</dc:date>
    <dc:creator>Roger Jones</dc:creator>
    <meta:editing-duration>PT01H40M27S</meta:editing-duration>
    <meta:editing-cycles>8</meta:editing-cycles>
    <meta:generator>OpenOffice.org/3.1$Linux OpenOffice.org_project/310m19$Build-9420</meta:generator>
    <meta:document-statistic meta:object-count="18"/>
  </office:meta>
</office:document-meta>
</file>